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hours/>
      <number:text>:</number:text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21">
      <number:hours/>
      <number:text>:</number:text>
      <number:minutes number:style="long"/>
      <number:text> </number:text>
      <number:am-pm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date-style style:name="N128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</number:dat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time-style style:name="N132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1:06:42.3126097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2T13:23:11.877708842</dc:date>
    <dc:creator>Jesus Castagnetto</dc:creator>
    <meta:editing-duration>P10DT10H41M28S</meta:editing-duration>
    <meta:editing-cycles>936</meta:editing-cycles>
    <meta:generator>LibreOffice/7.3.0.3$Linux_X86_64 LibreOffice_project/30$Build-3</meta:generator>
    <meta:document-statistic meta:table-count="1" meta:cell-count="7217" meta:object-count="0"/>
  </office:meta>
</office:document-meta>
</file>